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818cm" table:align="left"/>
    </style:style>
    <style:style style:name="Table1.A" style:family="table-column">
      <style:table-column-properties style:column-width="1.24cm"/>
    </style:style>
    <style:style style:name="Table1.B" style:family="table-column">
      <style:table-column-properties style:column-width="6.57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0d3ce2" officeooo:paragraph-rsid="000d3ce2"/>
    </style:style>
    <style:style style:name="P3" style:family="paragraph" style:parent-style-name="Standard">
      <style:text-properties style:font-name="Liberation Serif" officeooo:rsid="000dc2b5" officeooo:paragraph-rsid="000dc2b5"/>
    </style:style>
    <style:style style:name="P4" style:family="paragraph" style:parent-style-name="Standard">
      <style:text-properties style:font-name="Liberation Serif" officeooo:rsid="004055dc" officeooo:paragraph-rsid="000ee530"/>
    </style:style>
    <style:style style:name="P5" style:family="paragraph" style:parent-style-name="Standard">
      <style:text-properties style:font-name="Liberation Serif" officeooo:rsid="000ee530" officeooo:paragraph-rsid="000ee530"/>
    </style:style>
    <style:style style:name="P6" style:family="paragraph" style:parent-style-name="Standard">
      <style:text-properties officeooo:rsid="003ee9bb" officeooo:paragraph-rsid="000ee530"/>
    </style:style>
    <style:style style:name="P7" style:family="paragraph" style:parent-style-name="Standard">
      <style:text-properties officeooo:paragraph-rsid="000ee530"/>
    </style:style>
    <style:style style:name="P8" style:family="paragraph" style:parent-style-name="Standard">
      <style:text-properties officeooo:rsid="0010adce" officeooo:paragraph-rsid="0010adce"/>
    </style:style>
    <style:style style:name="P9" style:family="paragraph" style:parent-style-name="Standard">
      <style:text-properties officeooo:paragraph-rsid="0010adce"/>
    </style:style>
    <style:style style:name="P10" style:family="paragraph" style:parent-style-name="Standard">
      <style:text-properties officeooo:rsid="0012784f" officeooo:paragraph-rsid="0012784f"/>
    </style:style>
    <style:style style:name="P11" style:family="paragraph" style:parent-style-name="Standard">
      <style:text-properties officeooo:rsid="0012efca" officeooo:paragraph-rsid="0012efca"/>
    </style:style>
    <style:style style:name="P12" style:family="paragraph" style:parent-style-name="Standard">
      <style:text-properties officeooo:rsid="001453fc" officeooo:paragraph-rsid="001453fc"/>
    </style:style>
    <style:style style:name="P13" style:family="paragraph" style:parent-style-name="Standard">
      <style:text-properties officeooo:rsid="00159a40" officeooo:paragraph-rsid="00159a40"/>
    </style:style>
    <style:style style:name="P14" style:family="paragraph" style:parent-style-name="Standard">
      <style:text-properties officeooo:rsid="00174d92" officeooo:paragraph-rsid="00174d92"/>
    </style:style>
    <style:style style:name="P15" style:family="paragraph" style:parent-style-name="Standard">
      <style:text-properties officeooo:rsid="00189e37" officeooo:paragraph-rsid="00189e37"/>
    </style:style>
    <style:style style:name="P16" style:family="paragraph" style:parent-style-name="Standard">
      <style:text-properties officeooo:rsid="002b410d" officeooo:paragraph-rsid="00189e37"/>
    </style:style>
    <style:style style:name="P17" style:family="paragraph" style:parent-style-name="Standard">
      <style:text-properties officeooo:rsid="0046fbcc" officeooo:paragraph-rsid="00189e37"/>
    </style:style>
    <style:style style:name="P18" style:family="paragraph" style:parent-style-name="Standard">
      <style:text-properties officeooo:rsid="0019a1fd" officeooo:paragraph-rsid="0019a1fd"/>
    </style:style>
    <style:style style:name="P19" style:family="paragraph" style:parent-style-name="Standard">
      <style:text-properties officeooo:rsid="001b5872" officeooo:paragraph-rsid="001b5872"/>
    </style:style>
    <style:style style:name="P20" style:family="paragraph" style:parent-style-name="Standard">
      <style:text-properties officeooo:paragraph-rsid="001b5872"/>
    </style:style>
    <style:style style:name="P21" style:family="paragraph" style:parent-style-name="Standard">
      <style:text-properties officeooo:rsid="001c3eea" officeooo:paragraph-rsid="001c3eea"/>
    </style:style>
    <style:style style:name="P22" style:family="paragraph" style:parent-style-name="Standard">
      <style:text-properties officeooo:paragraph-rsid="001c3eea"/>
    </style:style>
    <style:style style:name="P23" style:family="paragraph" style:parent-style-name="Standard">
      <style:text-properties officeooo:rsid="001dc6b7" officeooo:paragraph-rsid="001dc6b7"/>
    </style:style>
    <style:style style:name="P24" style:family="paragraph" style:parent-style-name="Standard">
      <style:text-properties officeooo:paragraph-rsid="001dc6b7"/>
    </style:style>
    <style:style style:name="P25" style:family="paragraph" style:parent-style-name="Standard">
      <style:text-properties officeooo:rsid="001fa8be" officeooo:paragraph-rsid="001fa8be"/>
    </style:style>
    <style:style style:name="P26" style:family="paragraph" style:parent-style-name="Standard">
      <style:text-properties officeooo:paragraph-rsid="001fa8be"/>
    </style:style>
    <style:style style:name="P27" style:family="paragraph" style:parent-style-name="Standard">
      <style:text-properties officeooo:rsid="0021808c" officeooo:paragraph-rsid="0021808c"/>
    </style:style>
    <style:style style:name="P28" style:family="paragraph" style:parent-style-name="Standard">
      <style:text-properties officeooo:rsid="00237b0a" officeooo:paragraph-rsid="00237b0a"/>
    </style:style>
    <style:style style:name="P29" style:family="paragraph" style:parent-style-name="Standard">
      <style:text-properties officeooo:rsid="0024d641" officeooo:paragraph-rsid="0024d641"/>
    </style:style>
    <style:style style:name="P30" style:family="paragraph" style:parent-style-name="Preformatted_20_Text">
      <style:text-properties officeooo:rsid="001453fc" officeooo:paragraph-rsid="001453fc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Quotations">
      <style:text-properties officeooo:rsid="001c3eea" officeooo:paragraph-rsid="001c3eea"/>
    </style:style>
    <style:style style:name="T1" style:family="text">
      <style:text-properties officeooo:rsid="000c60b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ee530"/>
    </style:style>
    <style:style style:name="T4" style:family="text">
      <style:text-properties officeooo:rsid="004055dc"/>
    </style:style>
    <style:style style:name="T5" style:family="text">
      <style:text-properties officeooo:rsid="0010adce"/>
    </style:style>
    <style:style style:name="T6" style:family="text">
      <style:text-properties officeooo:rsid="001453fc"/>
    </style:style>
    <style:style style:name="T7" style:family="text">
      <style:text-properties officeooo:rsid="00174d92"/>
    </style:style>
    <style:style style:name="T8" style:family="text">
      <style:text-properties officeooo:rsid="0046fbcc"/>
    </style:style>
    <style:style style:name="T9" style:family="text">
      <style:text-properties officeooo:rsid="001b5872"/>
    </style:style>
    <style:style style:name="T10" style:family="text">
      <style:text-properties officeooo:rsid="001c3eea"/>
    </style:style>
    <style:style style:name="T11" style:family="text">
      <style:text-properties officeooo:rsid="001dc6b7"/>
    </style:style>
    <style:style style:name="T12" style:family="text">
      <style:text-properties officeooo:rsid="001fa8be"/>
    </style:style>
    <style:style style:name="T13" style:family="text">
      <style:text-properties officeooo:rsid="00237b0a"/>
    </style:style>
    <style:style style:name="T14" style:family="text">
      <style:text-properties style:text-underline-style="none" officeooo:rsid="00237b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! Means not?</text:p>
      <text:p text:style-name="P1">2. // only show the integer?</text:p>
      <text:p text:style-name="P1">3. how to classity Tuples and Lists at first?</text:p>
      <text:p text:style-name="P1"><text:span text:style-name="T1">4.</text:span>t = s.split() # Split the string using spaces and make a list </text:p>
      <text:p text:style-name="P1">t</text:p>
      <text:p text:style-name="P1">In [24]: t</text:p>
      <text:p text:style-name="P1">Out[24]: ['this', 'is', 'a', 'string']</text:p>
      <text:p text:style-name="P1">not enough?</text:p>
      <text:p text:style-name="Standard"><text:span text:style-name="T2">5.</text:span>t = s.split() # Split the string using spaces and make a list </text:p>
      <text:p text:style-name="P31">t</text:p>
      <text:p text:style-name="P31">['this', 'is', 'a', 'string']</text:p>
      <text:p text:style-name="Preformatted_20_Text">t = s.split(" is ") # Split the string using " is " and make a list out of it</text:p>
      <text:p text:style-name="P31">t</text:p>
      <text:p text:style-name="P31">[' this', 'a string ']</text:p>
      <text:p text:style-name="P2">why “’a sting’” together?</text:p>
      <text:p text:style-name="P3"/>
      <text:p text:style-name="P3">6.my_dictionary = {"a key": 10, "another key":11}</text:p>
      <text:p text:style-name="P3"/>
      <text:p text:style-name="P3">import pickle</text:p>
      <text:p text:style-name="P3"/>
      <text:p text:style-name="P3">f = open('../Sandbox/tessp.p','wb')## note the b: accept binaryfiles</text:p>
      <text:p text:style-name="P3">pickle.dump(my_dictionary, f)</text:p>
      <text:p text:style-name="P3">f.close()</text:p>
      <text:p text:style-name="P3"/>
      <text:p text:style-name="P3">not very clear about the purpose?</text:p>
      <text:p text:style-name="P3">There is an empty file named “tessp.p” in Sandbox</text:p>
      <text:p text:style-name="P3"/>
      <text:p text:style-name="P6">Chapter 5 <text:s/>Biological Computing in Python 1</text:p>
      <text:p text:style-name="P6">1.something about Dictionaries need to read</text:p>
      <text:p text:style-name="P6">2.<text:span text:style-name="T4">something about deepcopy need to read</text:span></text:p>
      <text:p text:style-name="P4">3.Writing Python code</text:p>
      <text:p text:style-name="P5">a = func(x,y)+other(3,4)`</text:p>
      <text:p text:style-name="P5">`???</text:p>
      <text:p text:style-name="P5">4.something about pickle need to read</text:p>
      <text:p text:style-name="P7"><text:span text:style-name="T3">5. </text:span>Get <text:span text:style-name="Source_20_Text">testcsv.csv</text:span> from TheMulQuaBio's <text:span text:style-name="Source_20_Text">data</text:span> directory <text:span text:style-name="T5">and test my script</text:span></text:p>
      <text:p text:style-name="P8">6.so a <text:s/>summary about indentation</text:p>
      <text:p text:style-name="P9"><text:span text:style-name="T5">7.</text:span>To run the script from the native python shell, you would use <text:span text:style-name="Source_20_Text">execfile("MyScript.py")</text:span>.</text:p>
      <text:p text:style-name="P10">Doesn’t work,why???</text:p>
      <text:p text:style-name="P20"><text:span text:style-name="T9">8.</text:span>The <text:span text:style-name="Source_20_Text">&lt;</text:span> redirects the contents of the file to the stdin (<text:a xlink:type="simple" xlink:href="https://en.wikipedia.org/wiki/Standard_streams" text:style-name="Internet_20_link" text:visited-style-name="Visited_20_Internet_20_Link">standard input</text:a>) of the command <text:span text:style-name="Source_20_Text">wc -l</text:span>. It is needed here because without it, you would not be able to catch <text:span text:style-name="Emphasis">just</text:span> the numerical output (number of lines). To see this, try deleting <text:span text:style-name="Source_20_Text">&lt;</text:span> from the script and see what the output looks like (it will also print the script name, which you do not want).</text:p>
      <text:p text:style-name="P20"/>
      <text:p text:style-name="P19">Need to do ???</text:p>
      <text:p text:style-name="P19"/>
      <text:p text:style-name="P19"/>
      <text:p text:style-name="P11">10.9 REVIEW THE JUPYTER BEFORE SUBMITTING ASSIGNMENTS</text:p>
      <text:p text:style-name="P11">1. differen installing methods</text:p>
      <text:p text:style-name="P11">sudo apt install r-based</text:p>
      <text:p text:style-name="P11"><text:soft-page-break/>sudo apt-get install my-weather-indicator</text:p>
      <text:p text:style-name="P11">what is the different and which to use at different situation?</text:p>
      <text:p text:style-name="P11">2.<text:span text:style-name="T6">sudo apt-get intall -f </text:span></text:p>
      <text:p text:style-name="P12">what does -f mean?</text:p>
      <text:p text:style-name="P13">3.when I type the </text:p>
      <text:p text:style-name="P30">"key": "ctrl+enter",</text:p>
      <text:p text:style-name="Preformatted_20_Text"><text:s text:c="4"/>"command": "workbench.action.terminal.runSelectedText"</text:p>
      <text:p text:style-name="P31">}</text:p>
      <text:p text:style-name="P13">in the json file, then what should I do?</text:p>
      <text:p text:style-name="P13">4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<text:span text:style-name="Source_20_Text">uniq</text:span></text:p>
          </table:table-cell>
          <table:table-cell table:style-name="Table1.A1" office:value-type="string">
            <text:p text:style-name="P33">Shows only unique elements of a list.</text:p>
          </table:table-cell>
        </table:table-row>
      </table:table>
      <text:p text:style-name="P13"/>
      <text:p text:style-name="P13">How to define the “unique elements”?</text:p>
      <text:p text:style-name="P13">5. <text:span text:style-name="T7">ls -S <text:s text:c="5"/>list all files, order by size</text:span></text:p>
      <text:p text:style-name="P14">really big S?</text:p>
      <text:p text:style-name="P14"/>
      <text:p text:style-name="P15">6.<text:span text:style-name="T8">wildcards</text:span></text:p>
      <text:p text:style-name="P17">? <text:s text:c="6"/>any single character, except a leading dot(hidden files)</text:p>
      <text:p text:style-name="P16">* <text:s text:c="6"/><text:span text:style-name="T8">zero <text:s/>or more characters, except a leading dot(hidden files)</text:span></text:p>
      <text:p text:style-name="P16"/>
      <text:p text:style-name="P15">why some files hidden?</text:p>
      <text:p text:style-name="P15"/>
      <text:p text:style-name="P15">7.jiqiu@jiqiu-HP-EliteBook-850-G3:~/Documents/CMEECourseWork/Week1/Data$ grep Falco spawannxs.txt </text:p>
      <text:p text:style-name="P15">Falconidae<text:tab/>Falco<text:tab/><text:tab/>femoralis septentrionalis</text:p>
      <text:p text:style-name="P15">Falconidae<text:tab/>Falco<text:tab/><text:tab/>peregrinus</text:p>
      <text:p text:style-name="P15">Falconidae<text:tab/>Polyborus<text:tab/>plancus</text:p>
      <text:p text:style-name="P15">Falconidae<text:tab/>Falco<text:tab/><text:tab/>columbarius</text:p>
      <text:p text:style-name="P15">jiqiu@jiqiu-HP-EliteBook-850-G3:~/Documents/CMEECourseWork/Week1/Data$ grep -i Falco spawannxs.txt </text:p>
      <text:p text:style-name="P15">Order:<text:tab/>FALCONIFORMES</text:p>
      <text:p text:style-name="P15">Falconidae<text:tab/>Falco<text:tab/><text:tab/>femoralis septentrionalis</text:p>
      <text:p text:style-name="P15">Falconidae<text:tab/>Falco<text:tab/><text:tab/>peregrinus</text:p>
      <text:p text:style-name="P15">Falconidae<text:tab/>Polyborus<text:tab/>plancus</text:p>
      <text:p text:style-name="P15">Order:<text:tab/>FALCONIFORMES</text:p>
      <text:p text:style-name="P15">Order:<text:tab/>FALCONIFORMES</text:p>
      <text:p text:style-name="P15">Order:<text:tab/>FALCONIFORMES</text:p>
      <text:p text:style-name="P15">Falconidae<text:tab/>Falco<text:tab/><text:tab/>columbarius</text:p>
      <text:p text:style-name="P15"/>
      <text:p text:style-name="P15">-i makes the matching case-insensitive</text:p>
      <text:p text:style-name="P15">what dose “insensitive” mean???</text:p>
      <text:p text:style-name="P15"/>
      <text:p text:style-name="P18">8.jiqiu@jiqiu-HP-EliteBook-850-G3:~/Documents/CMEECourseWork/Week1/Data$ grep -i -w -A 1 ara spawannxs.txt </text:p>
      <text:p text:style-name="P18">Psittacidae<text:tab/>Ara<text:tab/><text:tab/>macao</text:p>
      <text:p text:style-name="P18"/>
      <text:p text:style-name="P18">--</text:p>
      <text:p text:style-name="P18">Psittacidae<text:tab/>Ara<text:tab/><text:tab/>ararauna</text:p>
      <text:p text:style-name="P18">Psittacidae<text:tab/>Ara<text:tab/><text:tab/>chloroptera</text:p>
      <text:p text:style-name="P18">Psittacidae<text:tab/>Arao<text:tab/><text:tab/>manilata</text:p>
      <text:p text:style-name="P18">jiqiu@jiqiu-HP-EliteBook-850-G3:~/Documents/CMEECourseWork/Week1/Data$ grep -i -w -B 1 ara spawannxs.txt </text:p>
      <text:p text:style-name="P18"><text:soft-page-break/>Psittacidae<text:tab/>Amazona<text:tab/><text:tab/>vittata</text:p>
      <text:p text:style-name="P18">Psittacidae<text:tab/>Ara<text:tab/><text:tab/>macao</text:p>
      <text:p text:style-name="P18">--</text:p>
      <text:p text:style-name="P18">Psittacidae<text:tab/>Amazona<text:tab/><text:tab/>ochrocephala</text:p>
      <text:p text:style-name="P18">Psittacidae<text:tab/>Ara<text:tab/><text:tab/>ararauna</text:p>
      <text:p text:style-name="P18">Psittacidae<text:tab/>Ara<text:tab/><text:tab/>chloroptera</text:p>
      <text:p text:style-name="P18">jiqiu@jiqiu-HP-EliteBook-850-G3:~/Documents/CMEECourseWork/Week1/Data$ grep -i -w -n ara spawannxs.txt </text:p>
      <text:p text:style-name="P18">216:Psittacidae<text:tab/>Ara<text:tab/><text:tab/>macao</text:p>
      <text:p text:style-name="P18">461:Psittacidae<text:tab/>Ara<text:tab/><text:tab/>ararauna</text:p>
      <text:p text:style-name="P18">462:Psittacidae<text:tab/>Ara<text:tab/><text:tab/>chloroptera</text:p>
      <text:p text:style-name="P18">jiqiu@jiqiu-HP-EliteBook-850-G3:~/Documents/CMEECourseWork/Week1/Data$ grep -i -w -v ara s</text:p>
      <text:p text:style-name="P18">grep: s: No such file or directory</text:p>
      <text:p text:style-name="P18">jiqiu@jiqiu-HP-EliteBook-850-G3:~/Documents/CMEECourseWork/Week1/Data$ grep -i -w -v ara spawannxs.txt </text:p>
      <text:p text:style-name="P18">ANNEX I</text:p>
      <text:p text:style-name="P18">List of Species of Marine and Coastal Flora </text:p>
      <text:p text:style-name="P18">Protected Under Article 11(1)(a)</text:p>
      <text:p text:style-name="P18"/>
      <text:p text:style-name="P18">TRACHAEOPHYTA (Vascular Plants)</text:p>
      <text:p text:style-name="P18"/>
      <text:p text:style-name="P18">Family<text:tab/><text:tab/>Genus<text:tab/><text:tab/>Species</text:p>
      <text:p text:style-name="P18"/>
      <text:p text:style-name="P18">Aquifoliaceae<text:tab/>Ilex<text:tab/><text:tab/>cookii</text:p>
      <text:p text:style-name="P18">Bignoniaceae<text:tab/>Crescentia<text:tab/>mirabilis</text:p>
      <text:p text:style-name="P18">Bignoniaceae<text:tab/>Crescentia<text:tab/>portoricensis</text:p>
      <text:p text:style-name="P18">Boraginaceae<text:tab/>Cordia<text:tab/><text:tab/>wagnerorum</text:p>
      <text:p text:style-name="P18">Buxaceae<text:tab/>Buxus<text:tab/><text:tab/>vahlii</text:p>
      <text:p text:style-name="P18">Cactaceae<text:tab/>Echinocereus <text:tab/>reichenbachii var. albertii</text:p>
      <text:p text:style-name="P18">Cactaceae<text:tab/>Harrisia<text:tab/>fragrans</text:p>
      <text:p text:style-name="P18">Cactaceae<text:tab/>Harrisia<text:tab/>portoricensis</text:p>
      <text:p text:style-name="P18">Cactaceae<text:tab/>Leptocereus<text:tab/>grantianus</text:p>
      <text:p text:style-name="P18">Cactaceae<text:tab/>Leptocereus<text:tab/>wrightii</text:p>
      <text:p text:style-name="P18">Cactaceae<text:tab/>Melocactus<text:tab/>guitartii</text:p>
      <text:p text:style-name="P18">Cactaceae<text:tab/>Melocactus <text:tab/>harlowii sensu lato</text:p>
      <text:p text:style-name="P18">Cactaceae<text:tab/>Pilosocereus<text:tab/>deeringii</text:p>
      <text:p text:style-name="P18">Cactaceae<text:tab/>Pilosocereus<text:tab/>robinii</text:p>
      <text:p text:style-name="P18">Convolvulaceae<text:tab/>Bonamia<text:tab/><text:tab/>grandiflora</text:p>
      <text:p text:style-name="P18">Convolvulaceae<text:tab/>Ipomoea<text:tab/><text:tab/>flavopurpurea</text:p>
      <text:p text:style-name="P18">Convolvulaceae<text:tab/>Ipomoea<text:tab/><text:tab/>walpersiana</text:p>
      <text:p text:style-name="P18">Cyatheaceae<text:tab/>Cyathea<text:tab/><text:tab/>dryopteroides</text:p>
      <text:p text:style-name="P18">Cyperaceae<text:tab/>Rhynchospora<text:tab/>bucherorum</text:p>
      <text:p text:style-name="P18">Dioscoreaceae<text:tab/>Rajania<text:tab/><text:tab/>theresensis</text:p>
      <text:p text:style-name="P18">Ericaceae<text:tab/>Rhododendron<text:tab/>chapmanii</text:p>
      <text:p text:style-name="P18">Euphorbiaceae<text:tab/>Andrachne<text:tab/>brittonii</text:p>
      <text:p text:style-name="P18">Euphorbiaceae<text:tab/>Bernardia<text:tab/>venosa</text:p>
      <text:p text:style-name="P18">Euphorbiaceae<text:tab/>Cnidoscolus<text:tab/>fragrans</text:p>
      <text:p text:style-name="P18">Euphorbiaceae<text:tab/>Drypetes<text:tab/>triplinervia</text:p>
      <text:p text:style-name="P18">Flacourtiaceae<text:tab/>Banaras<text:tab/><text:tab/>vanderbiltii</text:p>
      <text:p text:style-name="P18">Flacourtiaceae<text:tab/>Samyda<text:tab/><text:tab/>microphylla</text:p>
      <text:p text:style-name="P18">Hydrophyllaceae<text:tab/>Hydrolea<text:tab/>torroei</text:p>
      <text:p text:style-name="P18"><text:soft-page-break/>Icacinaceae<text:tab/>Ottoschulzia <text:tab/>rhodoxylon</text:p>
      <text:p text:style-name="P18">Leguminosae<text:tab/>Acacia<text:tab/><text:tab/>cupeyensis</text:p>
      <text:p text:style-name="P18">(Fabaceae)</text:p>
      <text:p text:style-name="P18">Leguminosae<text:tab/>Acacia<text:tab/><text:tab/>roigii</text:p>
      <text:p text:style-name="P18">Leguminosae<text:tab/>Stahlia<text:tab/><text:tab/>monosperma</text:p>
      <text:p text:style-name="P18">Liliaceae<text:tab/>Harperocallis<text:tab/>flava</text:p>
      <text:p text:style-name="P18">Loranthaceae<text:tab/>Dendropemon<text:tab/>acutifolius</text:p>
      <text:p text:style-name="P18">Malvaceae<text:tab/>Abutilon<text:tab/>virginianum</text:p>
      <text:p text:style-name="P18">Meliaceae<text:tab/>Trichilia<text:tab/>triacantha</text:p>
      <text:p text:style-name="P18">Olacaceae<text:tab/>Ximenia<text:tab/><text:tab/>roigii</text:p>
      <text:p text:style-name="P18">Orchidaceae<text:tab/>Brachionidium<text:tab/>ciliolatum</text:p>
      <text:p text:style-name="P18">Orchidaceae<text:tab/>Cranichis<text:tab/>ricartii</text:p>
      <text:p text:style-name="P18">Orchidaceae<text:tab/>Lapanthes<text:tab/>eltoroensis</text:p>
      <text:p text:style-name="P18">Orchidaceae<text:tab/>Oncidium<text:tab/>jacquinianum</text:p>
      <text:p text:style-name="P18">Palmae<text:tab/><text:tab/>Calyptronoma<text:tab/>rivalis</text:p>
      <text:p text:style-name="P18">(Arecaceae)</text:p>
      <text:p text:style-name="P18">Piperaceae<text:tab/>Peperomia<text:tab/>wheeleri</text:p>
      <text:p text:style-name="P18">Rhamnaceae<text:tab/>Doerpfeldia<text:tab/>cubensis</text:p>
      <text:p text:style-name="P18">Rubiaceae<text:tab/>Catesbaea<text:tab/>macracantha</text:p>
      <text:p text:style-name="P18">Rubiaceae<text:tab/>Phyllacanthus<text:tab/>grisebachianus</text:p>
      <text:p text:style-name="P18">Rubiaceae<text:tab/>Rondeletia<text:tab/>apiculata</text:p>
      <text:p text:style-name="P18">Rubiaceae<text:tab/>Rondeletia<text:tab/>rugelii</text:p>
      <text:p text:style-name="P18">Rutaceae<text:tab/>Zanthoxylum<text:tab/>thomasianum</text:p>
      <text:p text:style-name="P18">Solanaceae<text:tab/>Goetzea<text:tab/><text:tab/>elegans</text:p>
      <text:p text:style-name="P18">Theaceae<text:tab/>Ternstroemia<text:tab/>luquillensis</text:p>
      <text:p text:style-name="P18">Theophrastaceae<text:tab/>Jacquinia<text:tab/>curtissii</text:p>
      <text:p text:style-name="P18">Thymelaeaceae<text:tab/>Daphnopsis<text:tab/>helleriana</text:p>
      <text:p text:style-name="P18">Verbenaceae<text:tab/>Cornutia<text:tab/>obovata</text:p>
      <text:p text:style-name="P18">Verbenaceae<text:tab/>Duranta<text:tab/><text:tab/>parviflora</text:p>
      <text:p text:style-name="P18">Verbenaceae<text:tab/>Nashia<text:tab/><text:tab/>myrtifolia</text:p>
      <text:p text:style-name="P18"/>
      <text:p text:style-name="P18"/>
      <text:p text:style-name="P18">ANNEX II </text:p>
      <text:p text:style-name="P18">List of Species of Marine and Coastal Fauna </text:p>
      <text:p text:style-name="P18">Protected Under Article 11(1)(b)</text:p>
      <text:p text:style-name="P18"/>
      <text:p text:style-name="P18">Class:<text:tab/>GASTROPODA</text:p>
      <text:p text:style-name="P18">Order:<text:tab/>PULMONATA</text:p>
      <text:p text:style-name="P18">Family<text:tab/><text:tab/>Genus<text:tab/><text:tab/>Species</text:p>
      <text:p text:style-name="P18"/>
      <text:p text:style-name="P18">Bulimulidae<text:tab/>Orthalicus<text:tab/>reses reses</text:p>
      <text:p text:style-name="P18"><text:tab/></text:p>
      <text:p text:style-name="P18">Class:<text:tab/>OSIEICHIHYFS</text:p>
      <text:p text:style-name="P18">Order:<text:tab/>PERCIFORMES</text:p>
      <text:p text:style-name="P18">Family<text:tab/><text:tab/>Genus<text:tab/><text:tab/>Species</text:p>
      <text:p text:style-name="P18"/>
      <text:p text:style-name="P18">Percidae<text:tab/>Etheostoma<text:tab/>okaloosae</text:p>
      <text:p text:style-name="P18">Percidae<text:tab/>Etheostoma<text:tab/>rubrum</text:p>
      <text:p text:style-name="P18"/>
      <text:p text:style-name="P18">Class:<text:tab/>AMPHIBIA</text:p>
      <text:p text:style-name="P18">Order:<text:tab/>ANURA</text:p>
      <text:p text:style-name="P18">Family<text:tab/><text:tab/>Genus<text:tab/><text:tab/>Species</text:p>
      <text:p text:style-name="P18"><text:soft-page-break/></text:p>
      <text:p text:style-name="P18">Bufonidae<text:tab/>Bufo<text:tab/><text:tab/>houstonensis</text:p>
      <text:p text:style-name="P18">Bufonidae<text:tab/>Peltophryne<text:tab/>lemur</text:p>
      <text:p text:style-name="P18">Hylidae<text:tab/><text:tab/>Amphodus<text:tab/>auratus</text:p>
      <text:p text:style-name="P18">Leptodactylidae<text:tab/>Eleutherodactylus barlagnei</text:p>
      <text:p text:style-name="P18">Leptodactylidae<text:tab/>Eleutherodactylus jasperi</text:p>
      <text:p text:style-name="P18">Leptodactylidae<text:tab/>Eleutherodactylus johnstonei</text:p>
      <text:p text:style-name="P18">Leptodactylidae<text:tab/>Eleutherodactylus martinicensis</text:p>
      <text:p text:style-name="P18">Leptodactylidae<text:tab/>Eleutherodactylus pinchoni</text:p>
      <text:p text:style-name="P18">Leptodactylidae<text:tab/>Sminthilus<text:tab/>limbatus</text:p>
      <text:p text:style-name="P18"/>
      <text:p text:style-name="P18">Order: <text:tab/>CAUDATA</text:p>
      <text:p text:style-name="P18">Family<text:tab/><text:tab/>Genus<text:tab/><text:tab/>Species</text:p>
      <text:p text:style-name="P18"/>
      <text:p text:style-name="P18">Plethodontidae<text:tab/>Phaeognathus<text:tab/>hubrichti</text:p>
      <text:p text:style-name="P18"/>
      <text:p text:style-name="P18">Class:<text:tab/>REPTILIA</text:p>
      <text:p text:style-name="P18">Order:<text:tab/>CROCODILIA</text:p>
      <text:p text:style-name="P18">Family<text:tab/><text:tab/>Genus<text:tab/><text:tab/>Species</text:p>
      <text:p text:style-name="P18"/>
      <text:p text:style-name="P18">Alligatoridae<text:tab/>Melanosuchus<text:tab/>niger</text:p>
      <text:p text:style-name="P18">Crocodilidae<text:tab/>Crocodylus<text:tab/>acutus</text:p>
      <text:p text:style-name="P18">Crocodilidae<text:tab/>Crocodylus<text:tab/>intermedius</text:p>
      <text:p text:style-name="P18">Crocodilidae<text:tab/>Crocodylus<text:tab/>moreletii</text:p>
      <text:p text:style-name="P18"/>
      <text:p text:style-name="P18">Order:<text:tab/>SQUAMATA</text:p>
      <text:p text:style-name="P18">Family<text:tab/><text:tab/>Genus<text:tab/><text:tab/>Species</text:p>
      <text:p text:style-name="P18"/>
      <text:p text:style-name="P18">Boidae<text:tab/><text:tab/>Epicrates<text:tab/>inornatus</text:p>
      <text:p text:style-name="P18">Boidae<text:tab/><text:tab/>Epicrates<text:tab/>monensis granti</text:p>
      <text:p text:style-name="P18">Boidae<text:tab/><text:tab/>Epicrates<text:tab/>monensis monensis</text:p>
      <text:p text:style-name="P18">Colubridae<text:tab/>Nerodia<text:tab/><text:tab/>fasciata taeniata</text:p>
      <text:p text:style-name="P18">Gekkonidae<text:tab/>Sphaerodactylus<text:tab/>micropithecus</text:p>
      <text:p text:style-name="P18">Iguanidae<text:tab/>Anolis<text:tab/><text:tab/>roosevelti</text:p>
      <text:p text:style-name="P18">iguanidae<text:tab/>Cyclura<text:tab/><text:tab/>carinata</text:p>
      <text:p text:style-name="P18">Iguanidae<text:tab/>Cyclura<text:tab/><text:tab/>collei</text:p>
      <text:p text:style-name="P18">Iguanidae<text:tab/>Cyclura<text:tab/><text:tab/>cyclura</text:p>
      <text:p text:style-name="P18">Iguanidae<text:tab/>Cyclura<text:tab/><text:tab/>nubila</text:p>
      <text:p text:style-name="P18">Iguanidae<text:tab/>Cyclura<text:tab/><text:tab/>pinguis</text:p>
      <text:p text:style-name="P18">Iguanidae<text:tab/>Cyclura<text:tab/><text:tab/>ricordii</text:p>
      <text:p text:style-name="P18">Iguanidae<text:tab/>Cyclura<text:tab/><text:tab/>rileyi</text:p>
      <text:p text:style-name="P18">Iguanidae<text:tab/>Cyclura<text:tab/><text:tab/>stejnegeri</text:p>
      <text:p text:style-name="P18">Scincidae<text:tab/>Eumeces<text:tab/><text:tab/>egregius</text:p>
      <text:p text:style-name="P18">Scincidae<text:tab/>Neoseps<text:tab/><text:tab/>reynoldsi</text:p>
      <text:p text:style-name="P18">Teiidae<text:tab/><text:tab/>Ameiva<text:tab/><text:tab/>polops</text:p>
      <text:p text:style-name="P18">Typhlopidae<text:tab/>Typhlops<text:tab/>guadeloupensis</text:p>
      <text:p text:style-name="P18"/>
      <text:p text:style-name="P18">Order:<text:tab/>TESTUDINES</text:p>
      <text:p text:style-name="P18">Family<text:tab/><text:tab/>Genus<text:tab/><text:tab/>Species</text:p>
      <text:p text:style-name="P18"/>
      <text:p text:style-name="P18">Cheloniidae<text:tab/>Caretta<text:tab/><text:tab/>caretta</text:p>
      <text:p text:style-name="P18">Cheloniidae<text:tab/>Chelonia<text:tab/>mydas</text:p>
      <text:p text:style-name="P18"><text:soft-page-break/>Cheloniidae<text:tab/>Eretmochelys<text:tab/>imbricata</text:p>
      <text:p text:style-name="P18">Cheloniidae<text:tab/>Lepidochelys<text:tab/>kempii</text:p>
      <text:p text:style-name="P18">Cheloniidae<text:tab/>Lepidochelys<text:tab/>olivacea</text:p>
      <text:p text:style-name="P18">Dermochelyidae<text:tab/>Dermochelys<text:tab/>coriacea</text:p>
      <text:p text:style-name="P18">Emydidae<text:tab/>Graptemys<text:tab/>oculifera</text:p>
      <text:p text:style-name="P18">Emydidae<text:tab/>Pseudemys<text:tab/>alabamensis</text:p>
      <text:p text:style-name="P18">Testudinidae<text:tab/>Gopherus<text:tab/>polyphemus</text:p>
      <text:p text:style-name="P18"/>
      <text:p text:style-name="P18">Class:<text:tab/>AVES</text:p>
      <text:p text:style-name="P18">Order:<text:tab/>PROCELLARIIFORMES</text:p>
      <text:p text:style-name="P18">Family<text:tab/><text:tab/>Genus<text:tab/><text:tab/>Species</text:p>
      <text:p text:style-name="P18"/>
      <text:p text:style-name="P18">Hydrobatidae<text:tab/>Hydrobates<text:tab/>pelagicus</text:p>
      <text:p text:style-name="P18">Procellaiiidae<text:tab/>Puffinus<text:tab/>lherminieri</text:p>
      <text:p text:style-name="P18"/>
      <text:p text:style-name="P18">Order:<text:tab/>PELECANIFORMES</text:p>
      <text:p text:style-name="P18">Family<text:tab/><text:tab/>Genus<text:tab/><text:tab/>Species</text:p>
      <text:p text:style-name="P18"/>
      <text:p text:style-name="P18">Pelecanidae <text:tab/>Pelecanus<text:tab/>occidentalis</text:p>
      <text:p text:style-name="P18"/>
      <text:p text:style-name="P18">Order:<text:tab/>CICONIIFORMES</text:p>
      <text:p text:style-name="P18">Family<text:tab/><text:tab/>Genus<text:tab/><text:tab/>Species</text:p>
      <text:p text:style-name="P18"/>
      <text:p text:style-name="P18">Ciconiidae<text:tab/>Jabiru<text:tab/><text:tab/>mycteria</text:p>
      <text:p text:style-name="P18">Ciconiidae<text:tab/>Mycteria<text:tab/>americana</text:p>
      <text:p text:style-name="P18"/>
      <text:p text:style-name="P18"/>
      <text:p text:style-name="P18">Order:<text:tab/>FALCONIFORMES</text:p>
      <text:p text:style-name="P18">Family<text:tab/><text:tab/>Genus<text:tab/><text:tab/>Species</text:p>
      <text:p text:style-name="P18"/>
      <text:p text:style-name="P18">Accipitridae<text:tab/>Chondrohierax<text:tab/>uncinatus</text:p>
      <text:p text:style-name="P18">Accipitridae<text:tab/>Haliaeetus<text:tab/>leucocephalus</text:p>
      <text:p text:style-name="P18">Accipitridae<text:tab/>Harpia<text:tab/><text:tab/>harpyja</text:p>
      <text:p text:style-name="P18">Accipitridde<text:tab/>Rostrhamus<text:tab/>sociabilis plumbeus</text:p>
      <text:p text:style-name="P18">Falconidae<text:tab/>Falco<text:tab/><text:tab/>femoralis septentrionalis</text:p>
      <text:p text:style-name="P18">Falconidae<text:tab/>Falco<text:tab/><text:tab/>peregrinus</text:p>
      <text:p text:style-name="P18">Falconidae<text:tab/>Polyborus<text:tab/>plancus</text:p>
      <text:p text:style-name="P18"/>
      <text:p text:style-name="P18">Order:<text:tab/>GALLIFORMES</text:p>
      <text:p text:style-name="P18">Family<text:tab/><text:tab/>Genus<text:tab/><text:tab/>Species</text:p>
      <text:p text:style-name="P18"/>
      <text:p text:style-name="P18">Cracidae<text:tab/>Aburria<text:tab/><text:tab/>pipile</text:p>
      <text:p text:style-name="P18"><text:tab/><text:tab/>(= Pipile)</text:p>
      <text:p text:style-name="P18">Phasianidae<text:tab/>Tympanuchus<text:tab/>cupido attwateri</text:p>
      <text:p text:style-name="P18"/>
      <text:p text:style-name="P18">Order:<text:tab/>GRUIFORMES</text:p>
      <text:p text:style-name="P18">Family<text:tab/><text:tab/>Genus<text:tab/><text:tab/>Species</text:p>
      <text:p text:style-name="P18"/>
      <text:p text:style-name="P18">Gruidae<text:tab/><text:tab/>Grus<text:tab/><text:tab/>americana</text:p>
      <text:p text:style-name="P18">Gruidae<text:tab/><text:tab/>Grus<text:tab/><text:tab/>canadensis nesiotes</text:p>
      <text:p text:style-name="P18">Gruidae<text:tab/><text:tab/>Grus<text:tab/><text:tab/>canadensis pulla</text:p>
      <text:p text:style-name="P18"/>
      <text:p text:style-name="P18"><text:soft-page-break/>Order:<text:tab/>CHARADRIIFORMES</text:p>
      <text:p text:style-name="P18">Family<text:tab/><text:tab/>Genus<text:tab/><text:tab/>Species</text:p>
      <text:p text:style-name="P18"/>
      <text:p text:style-name="P18">Charadriidae<text:tab/>Charadrius<text:tab/>melodus</text:p>
      <text:p text:style-name="P18">Laridae<text:tab/><text:tab/>Sterna<text:tab/><text:tab/>antillarum antillarum</text:p>
      <text:p text:style-name="P18">Laridae<text:tab/><text:tab/>Sterna<text:tab/><text:tab/>dougallii dougallii</text:p>
      <text:p text:style-name="P18">Scolopacidae<text:tab/>Numenius<text:tab/>borealis</text:p>
      <text:p text:style-name="P18"/>
      <text:p text:style-name="P18">Order:<text:tab/>COLUMBIFORMES</text:p>
      <text:p text:style-name="P18">Family<text:tab/><text:tab/>Genus<text:tab/><text:tab/>Species</text:p>
      <text:p text:style-name="P18"/>
      <text:p text:style-name="P18">Columbidae<text:tab/>Columba<text:tab/><text:tab/>inornata wetmorei</text:p>
      <text:p text:style-name="P18"/>
      <text:p text:style-name="P18">Order:<text:tab/>PSITTACIFORMES</text:p>
      <text:p text:style-name="P18">Family<text:tab/><text:tab/>Genus<text:tab/><text:tab/>Species</text:p>
      <text:p text:style-name="P18"/>
      <text:p text:style-name="P18">Psittacidae<text:tab/>Amazona<text:tab/><text:tab/>arausica</text:p>
      <text:p text:style-name="P18">Psittacidae<text:tab/>Amazona<text:tab/><text:tab/>barbadensis</text:p>
      <text:p text:style-name="P18">Psittacidae<text:tab/>Amazona<text:tab/><text:tab/>guildingii</text:p>
      <text:p text:style-name="P18">Psittacidae<text:tab/>Amazona<text:tab/><text:tab/>imperialis</text:p>
      <text:p text:style-name="P18">Psittacidae<text:tab/>Amazona<text:tab/><text:tab/>leucocephala</text:p>
      <text:p text:style-name="P18">Psittacidae<text:tab/>Amazona<text:tab/><text:tab/>versicolor</text:p>
      <text:p text:style-name="P18">Psittacidae<text:tab/>Amazona<text:tab/><text:tab/>vittata</text:p>
      <text:p text:style-name="P18"/>
      <text:p text:style-name="P18"/>
      <text:p text:style-name="P18">Order:<text:tab/>CAPRIMULGIFORMES</text:p>
      <text:p text:style-name="P18">Family<text:tab/><text:tab/>Genus<text:tab/><text:tab/>Species</text:p>
      <text:p text:style-name="P18"/>
      <text:p text:style-name="P18">Caprimulgidae<text:tab/>Caprimulgus<text:tab/>noctitherus</text:p>
      <text:p text:style-name="P18"/>
      <text:p text:style-name="P18">Order:<text:tab/>PICIFORMES</text:p>
      <text:p text:style-name="P18">Family<text:tab/><text:tab/>Genus<text:tab/><text:tab/>Species</text:p>
      <text:p text:style-name="P18"/>
      <text:p text:style-name="P18">Picidae<text:tab/><text:tab/>Picoides<text:tab/>borealis</text:p>
      <text:p text:style-name="P18"/>
      <text:p text:style-name="P18">Order:<text:tab/>PASSERIFORMES</text:p>
      <text:p text:style-name="P18">Family<text:tab/><text:tab/>Genus<text:tab/><text:tab/>Species</text:p>
      <text:p text:style-name="P18"/>
      <text:p text:style-name="P18">Corvidae <text:tab/>Aphelocoma<text:tab/>coerulescens cyanotis</text:p>
      <text:p text:style-name="P18">Corvidae <text:tab/>Corvus<text:tab/><text:tab/>leucognaphalus</text:p>
      <text:p text:style-name="P18">Emberezidae <text:tab/>Carduelis<text:tab/>cucullata</text:p>
      <text:p text:style-name="P18">Emberezidae <text:tab/>Vermivora<text:tab/>bachmanii</text:p>
      <text:p text:style-name="P18">Emberizidae <text:tab/>Ammodramus<text:tab/>maritimus mirabilis</text:p>
      <text:p text:style-name="P18">Emberizidae <text:tab/>Ammodramus<text:tab/>savannarum floridanus</text:p>
      <text:p text:style-name="P18">Embetizidae <text:tab/>Dendroica<text:tab/>kirtlandii</text:p>
      <text:p text:style-name="P18">Mimidae <text:tab/>Cinclocerthia<text:tab/>ruficauda</text:p>
      <text:p text:style-name="P18">Mimidae<text:tab/><text:tab/>Ramphocinclus<text:tab/>brachyurus</text:p>
      <text:p text:style-name="P18"/>
      <text:p text:style-name="P18"/>
      <text:p text:style-name="P18">Class:<text:tab/>MAMMALIA</text:p>
      <text:p text:style-name="P18">Order:<text:tab/>CARNIVORA</text:p>
      <text:p text:style-name="P18">Family<text:tab/><text:tab/>Genus<text:tab/><text:tab/>Species</text:p>
      <text:p text:style-name="P18"><text:soft-page-break/></text:p>
      <text:p text:style-name="P18">Canidae<text:tab/><text:tab/>Speothos<text:tab/>venaticus</text:p>
      <text:p text:style-name="P18">Felidae<text:tab/><text:tab/>Felis<text:tab/><text:tab/>pardalis</text:p>
      <text:p text:style-name="P18">Felidaes<text:tab/>Felis<text:tab/><text:tab/>tigrina</text:p>
      <text:p text:style-name="P18">Felidae<text:tab/><text:tab/>Felis<text:tab/><text:tab/>wiedii</text:p>
      <text:p text:style-name="P18">Felidae<text:tab/><text:tab/>Felis<text:tab/><text:tab/>yagouaroundi</text:p>
      <text:p text:style-name="P18">Phocidae<text:tab/>All spp.<text:tab/></text:p>
      <text:p text:style-name="P18">Mustelidae<text:tab/>Pteronura<text:tab/>brasiliensis</text:p>
      <text:p text:style-name="P18">Ursidae<text:tab/><text:tab/>Tremarctos<text:tab/>ornatus</text:p>
      <text:p text:style-name="P18"/>
      <text:p text:style-name="P18">Order:<text:tab/>CETACEA</text:p>
      <text:p text:style-name="P18"/>
      <text:p text:style-name="P18">All spp.</text:p>
      <text:p text:style-name="P18"/>
      <text:p text:style-name="P18">Order:<text:tab/>CHIROPTERA</text:p>
      <text:p text:style-name="P18">Family<text:tab/><text:tab/>Genus<text:tab/><text:tab/>Species</text:p>
      <text:p text:style-name="P18"/>
      <text:p text:style-name="P18">Molossidae<text:tab/>Tadarida<text:tab/>brasiliensis</text:p>
      <text:p text:style-name="P18">Mormoopidae<text:tab/>Pteronotus<text:tab/>davyi</text:p>
      <text:p text:style-name="P18">Phyllostomatidae Ardops<text:tab/><text:tab/>nicollsi</text:p>
      <text:p text:style-name="P18">Phyllostomatidae Brachyphylla<text:tab/>cavernarum</text:p>
      <text:p text:style-name="P18">Phyllostomatidae Chiroderma<text:tab/>improvisum</text:p>
      <text:p text:style-name="P18">Vespertilionidae Eptesicus<text:tab/>guadeloupensis</text:p>
      <text:p text:style-name="P18"/>
      <text:p text:style-name="P18"/>
      <text:p text:style-name="P18">Order:<text:tab/>EDENTATA</text:p>
      <text:p text:style-name="P18">Family<text:tab/><text:tab/>Genus<text:tab/><text:tab/>Species</text:p>
      <text:p text:style-name="P18"/>
      <text:p text:style-name="P18">Dasypodidae<text:tab/>Priodontes<text:tab/>maximus (= giganteus)</text:p>
      <text:p text:style-name="P18"/>
      <text:p text:style-name="P18">Order:<text:tab/>LAGOMORPHA</text:p>
      <text:p text:style-name="P18">Family<text:tab/><text:tab/>Genus<text:tab/><text:tab/>Species</text:p>
      <text:p text:style-name="P18"/>
      <text:p text:style-name="P18">Leporidae<text:tab/>Sylvilagus<text:tab/>palustris hefneri</text:p>
      <text:p text:style-name="P18"><text:tab/></text:p>
      <text:p text:style-name="P18">Order:<text:tab/>MARSUPIALIA</text:p>
      <text:p text:style-name="P18">Family<text:tab/><text:tab/>Genus<text:tab/><text:tab/>Species</text:p>
      <text:p text:style-name="P18"/>
      <text:p text:style-name="P18">Didelphidae<text:tab/>Chironectes <text:tab/>minimus</text:p>
      <text:p text:style-name="P18"/>
      <text:p text:style-name="P18">Order:<text:tab/>PRIMATES</text:p>
      <text:p text:style-name="P18">Family<text:tab/><text:tab/>Genus<text:tab/><text:tab/>Species</text:p>
      <text:p text:style-name="P18"/>
      <text:p text:style-name="P18">Cebidae<text:tab/><text:tab/>Alouatta<text:tab/>palliata</text:p>
      <text:p text:style-name="P18"/>
      <text:p text:style-name="P18">Order:<text:tab/>RODENTIA</text:p>
      <text:p text:style-name="P18">Family<text:tab/><text:tab/>Genus<text:tab/><text:tab/>Species</text:p>
      <text:p text:style-name="P18"/>
      <text:p text:style-name="P18">Capromyidae<text:tab/>Capromys<text:tab/>angelcabrerai</text:p>
      <text:p text:style-name="P18"><text:tab/><text:tab/>(= Mesocapromys)</text:p>
      <text:p text:style-name="P18">Capromyidae<text:tab/>Capromys<text:tab/>auritus</text:p>
      <text:p text:style-name="P18">Capromyidae<text:tab/>Capromys<text:tab/>garridoi</text:p>
      <text:p text:style-name="P18"><text:soft-page-break/>Capromyidae<text:tab/>Capromys<text:tab/>nanus</text:p>
      <text:p text:style-name="P18">Capromyidae<text:tab/>Capromys<text:tab/>sanfelipensis</text:p>
      <text:p text:style-name="P18">Dasyproctidae<text:tab/>Dasyprocta<text:tab/>guamara</text:p>
      <text:p text:style-name="P18">Muridae<text:tab/><text:tab/>Neotoma<text:tab/><text:tab/>floridana smalli</text:p>
      <text:p text:style-name="P18">Muridae<text:tab/><text:tab/>Peromyscus<text:tab/>gossypinus allapaticola</text:p>
      <text:p text:style-name="P18">Muridae<text:tab/><text:tab/>Peromyscus<text:tab/>polionotus allophrys</text:p>
      <text:p text:style-name="P18">Muridae<text:tab/><text:tab/>Peromyscus<text:tab/>polionotus ammobates</text:p>
      <text:p text:style-name="P18">Muridae<text:tab/><text:tab/>Peromyscus<text:tab/>polionotus niveiventris</text:p>
      <text:p text:style-name="P18">Muridae<text:tab/><text:tab/>Peromyscus<text:tab/>polionotus phasma</text:p>
      <text:p text:style-name="P18">Muridae<text:tab/><text:tab/>Peromyscus <text:tab/>polionotus trissyllepsis</text:p>
      <text:p text:style-name="P18"/>
      <text:p text:style-name="P18">Order: <text:tab/>SIRENIA</text:p>
      <text:p text:style-name="P18"/>
      <text:p text:style-name="P18">All spp.</text:p>
      <text:p text:style-name="P18"/>
      <text:p text:style-name="P18"/>
      <text:p text:style-name="P18">ANNEX III</text:p>
      <text:p text:style-name="P18"/>
      <text:p text:style-name="P18">List of Species of Marine and Coastal </text:p>
      <text:p text:style-name="P18">Flora and Fauna Protected Under Article 11(1)(c)</text:p>
      <text:p text:style-name="P18"/>
      <text:p text:style-name="P18">FLORA</text:p>
      <text:p text:style-name="P18">TRACHAEOPHYTA (Vascular Plants)</text:p>
      <text:p text:style-name="P18">Family<text:tab/><text:tab/>Genus<text:tab/><text:tab/>Species</text:p>
      <text:p text:style-name="P18"/>
      <text:p text:style-name="P18">Agavaceae<text:tab/>Nolina<text:tab/><text:tab/>brittoniana</text:p>
      <text:p text:style-name="P18">Asclepiadaceae<text:tab/>Asclepias<text:tab/>viridula</text:p>
      <text:p text:style-name="P18">Cactaceae<text:tab/>Melocactus<text:tab/>intortus</text:p>
      <text:p text:style-name="P18">Cactaceae<text:tab/>Opuntia (= Consolea) macracantha</text:p>
      <text:p text:style-name="P18">Combretaceae<text:tab/>Conocarpus<text:tab/>erectus</text:p>
      <text:p text:style-name="P18">Combretaceae<text:tab/>Laguncularia<text:tab/>racemosa</text:p>
      <text:p text:style-name="P18">Compositae<text:tab/>Verbesina<text:tab/>chapmanii</text:p>
      <text:p text:style-name="P18">(Asteraceae)</text:p>
      <text:p text:style-name="P18">Cymodoceaceae<text:tab/>Halodule<text:tab/>wrightii (= ciliata/bermudensis</text:p>
      <text:p text:style-name="P18"><text:tab/><text:tab/><text:tab/><text:tab/><text:tab/><text:tab/>/beaudettei)</text:p>
      <text:p text:style-name="P18">Cymodoceaceae<text:tab/>Syringodium<text:tab/>filiforme</text:p>
      <text:p text:style-name="P18"><text:tab/><text:tab/><text:tab/>(= Cymodocea manitorum)</text:p>
      <text:p text:style-name="P18">Euphorbiaceae<text:tab/>Chamaesyce<text:tab/>deltoidea ssp. serpyllum</text:p>
      <text:p text:style-name="P18">Euphorbiaceae<text:tab/>Euphorbia<text:tab/>telephioides</text:p>
      <text:p text:style-name="P18">Gramineae<text:tab/>Schizachyrium<text:tab/>niveum</text:p>
      <text:p text:style-name="P18">(Poaceae)</text:p>
      <text:p text:style-name="P18">Hydrocharitaceae Thalassia<text:tab/>testudinum</text:p>
      <text:p text:style-name="P18">Hydrocharitaceae Halophila<text:tab/>baillonis (= aschersonii)</text:p>
      <text:p text:style-name="P18">Hydrocharitaceae Halophila<text:tab/>decipiens</text:p>
      <text:p text:style-name="P18">Hydrocharitaceae Halophila<text:tab/>engelmannii</text:p>
      <text:p text:style-name="P18">Iridaceae<text:tab/>Salpingostylis<text:tab/>coelestina</text:p>
      <text:p text:style-name="P18">Labiatae<text:tab/>Conradina<text:tab/>glabra</text:p>
      <text:p text:style-name="P18">(Lamiaceae)</text:p>
      <text:p text:style-name="P18">Labiatae<text:tab/>Hedeoma<text:tab/><text:tab/>graveolens</text:p>
      <text:p text:style-name="P18">Labiatae<text:tab/>Macbridea<text:tab/>alba</text:p>
      <text:p text:style-name="P18">Labiatae<text:tab/>Scutellaria<text:tab/>floridana</text:p>
      <text:p text:style-name="P18">Leguminosae<text:tab/>Chamaecrista <text:tab/>lineata var. keyensis</text:p>
      <text:p text:style-name="P18"><text:soft-page-break/>(Fabaceae)</text:p>
      <text:p text:style-name="P18">Leguminosae<text:tab/>Clitoria<text:tab/>fragrans</text:p>
      <text:p text:style-name="P18">Leguminosae<text:tab/>Vicia<text:tab/><text:tab/>ocalensis</text:p>
      <text:p text:style-name="P18">Lentibulariaceae Pinguicula<text:tab/>ionantha</text:p>
      <text:p text:style-name="P18">Lythraceae<text:tab/>Cuphea<text:tab/><text:tab/>aspera</text:p>
      <text:p text:style-name="P18">Nyctaginaceae<text:tab/>Caribea<text:tab/><text:tab/>littoralis</text:p>
      <text:p text:style-name="P18">Orchidaceae<text:tab/>Elleanthus<text:tab/>dussii</text:p>
      <text:p text:style-name="P18">Orchidaceae<text:tab/>Epidendrum<text:tab/>mutelianum</text:p>
      <text:p text:style-name="P18">Palmae<text:tab/><text:tab/>Roystonea<text:tab/>elata</text:p>
      <text:p text:style-name="P18">(Arecaceae)</text:p>
      <text:p text:style-name="P18">Palmae<text:tab/><text:tab/>Roystonea<text:tab/>oleracea</text:p>
      <text:p text:style-name="P18">Palmae<text:tab/><text:tab/>Syagrus (= Rhyticocos)<text:tab/>amara</text:p>
      <text:p text:style-name="P18">Polygalaceae<text:tab/>Polygala<text:tab/>lewtonii</text:p>
      <text:p text:style-name="P18">Polygonaceae<text:tab/>Eriogonum <text:tab/>longifolium var. gnaphaliolium</text:p>
      <text:p text:style-name="P18">Rhizophoraceae<text:tab/>Rhizophora<text:tab/>mangle</text:p>
      <text:p text:style-name="P18">Ruppiaceae<text:tab/>Ruppia<text:tab/><text:tab/>maritima</text:p>
      <text:p text:style-name="P18">Taxaceae<text:tab/>Taxus<text:tab/><text:tab/>floridana</text:p>
      <text:p text:style-name="P18">Verbenaceae<text:tab/>Avicennia<text:tab/>germinans (= nitida)</text:p>
      <text:p text:style-name="P18">Verbenaceae<text:tab/>Verbena<text:tab/><text:tab/>tampensis</text:p>
      <text:p text:style-name="P18">Zygophyllaceae<text:tab/>Guaiacum<text:tab/>officinale</text:p>
      <text:p text:style-name="P18"/>
      <text:p text:style-name="P18">FAUNA</text:p>
      <text:p text:style-name="P18">Class:<text:tab/>HYDROZOA</text:p>
      <text:p text:style-name="P18">Order:<text:tab/>MILLEPORINA</text:p>
      <text:p text:style-name="P18">Family<text:tab/><text:tab/>Genus<text:tab/><text:tab/>Species</text:p>
      <text:p text:style-name="P18"/>
      <text:p text:style-name="P18">Milleporidae<text:tab/>All spp.</text:p>
      <text:p text:style-name="P18"/>
      <text:p text:style-name="P18">Order:<text:tab/>STYLASTERINA</text:p>
      <text:p text:style-name="P18">Family<text:tab/><text:tab/>Genus<text:tab/><text:tab/>Species</text:p>
      <text:p text:style-name="P18"/>
      <text:p text:style-name="P18">Stylasteridae<text:tab/>All spp.</text:p>
      <text:p text:style-name="P18"/>
      <text:p text:style-name="P18">Class:<text:tab/>ANTHOZOA</text:p>
      <text:p text:style-name="P18">Order:<text:tab/>ANTIPATHARIA</text:p>
      <text:p text:style-name="P18"/>
      <text:p text:style-name="P18">All spp.</text:p>
      <text:p text:style-name="P18"/>
      <text:p text:style-name="P18">Order:<text:tab/>GORGONIACEA</text:p>
      <text:p text:style-name="P18"/>
      <text:p text:style-name="P18">All spp.</text:p>
      <text:p text:style-name="P18"/>
      <text:p text:style-name="P18">Order:<text:tab/>SCLERACTINIA</text:p>
      <text:p text:style-name="P18"/>
      <text:p text:style-name="P18">All spp.</text:p>
      <text:p text:style-name="P18"/>
      <text:p text:style-name="P18">Class:<text:tab/>PELECYPODA</text:p>
      <text:p text:style-name="P18">Order:<text:tab/>EULAMELLIBRANCHIA</text:p>
      <text:p text:style-name="P18">Family<text:tab/><text:tab/>Genus<text:tab/><text:tab/>Species</text:p>
      <text:p text:style-name="P18"/>
      <text:p text:style-name="P18">Margaritiferidae Margaritifera<text:tab/>hembeli</text:p>
      <text:p text:style-name="P18"/>
      <text:p text:style-name="P18"><text:soft-page-break/>Class:<text:tab/>MOLLUSCA</text:p>
      <text:p text:style-name="P18">Order:<text:tab/>MESOGASTROPODA</text:p>
      <text:p text:style-name="P18">Family<text:tab/><text:tab/>Genus<text:tab/><text:tab/>Species</text:p>
      <text:p text:style-name="P18"/>
      <text:p text:style-name="P18">Strombidae <text:tab/>Strombus<text:tab/>gigas</text:p>
      <text:p text:style-name="P18"/>
      <text:p text:style-name="P18">Class:<text:tab/>CRUSTACEA</text:p>
      <text:p text:style-name="P18">Order:<text:tab/>DECAPODA</text:p>
      <text:p text:style-name="P18">Family<text:tab/><text:tab/>Genus<text:tab/><text:tab/>Species</text:p>
      <text:p text:style-name="P18"/>
      <text:p text:style-name="P18">Panuliridae <text:tab/>Panulirus<text:tab/>argus</text:p>
      <text:p text:style-name="P18"/>
      <text:p text:style-name="P18">Class:<text:tab/>REPTILIA</text:p>
      <text:p text:style-name="P18">Order:<text:tab/>CROCODILIA</text:p>
      <text:p text:style-name="P18">Family<text:tab/><text:tab/>Genus<text:tab/><text:tab/>Species</text:p>
      <text:p text:style-name="P18"/>
      <text:p text:style-name="P18">Crocodilidae<text:tab/>Crocodylus<text:tab/>rhombifer</text:p>
      <text:p text:style-name="P18"/>
      <text:p text:style-name="P18">Order:<text:tab/>SQUAMATA</text:p>
      <text:p text:style-name="P18">Family<text:tab/><text:tab/>Genus<text:tab/><text:tab/>Species</text:p>
      <text:p text:style-name="P18"/>
      <text:p text:style-name="P18">Boidae<text:tab/><text:tab/>Boa<text:tab/><text:tab/>constrictor</text:p>
      <text:p text:style-name="P18">Iguanidae<text:tab/>Iguana<text:tab/><text:tab/>delicatissima</text:p>
      <text:p text:style-name="P18">Iguanidae<text:tab/>Iguana<text:tab/><text:tab/>iguana</text:p>
      <text:p text:style-name="P18"/>
      <text:p text:style-name="P18">Order:<text:tab/>TESTUDINES</text:p>
      <text:p text:style-name="P18">Family<text:tab/><text:tab/>Genus<text:tab/><text:tab/>Species</text:p>
      <text:p text:style-name="P18"/>
      <text:p text:style-name="P18">Kinosternidae<text:tab/>Kinosternon<text:tab/>scorpioides</text:p>
      <text:p text:style-name="P18">Pelomedusidae<text:tab/>Podocnemis<text:tab/>cayennensis</text:p>
      <text:p text:style-name="P18">Pelomedusidae<text:tab/>Podocnemis<text:tab/>vogli</text:p>
      <text:p text:style-name="P18"/>
      <text:p text:style-name="P18">Class:<text:tab/>AVES</text:p>
      <text:p text:style-name="P18">Order:<text:tab/>CICONIIFORMES</text:p>
      <text:p text:style-name="P18">Family<text:tab/><text:tab/>Genus<text:tab/><text:tab/>Species</text:p>
      <text:p text:style-name="P18"/>
      <text:p text:style-name="P18">Threskiornithidae Eudocimus<text:tab/>ruber</text:p>
      <text:p text:style-name="P18"/>
      <text:p text:style-name="P18">Order:<text:tab/>ANSERIFORMES</text:p>
      <text:p text:style-name="P18">Family<text:tab/><text:tab/>Genus<text:tab/><text:tab/>Species</text:p>
      <text:p text:style-name="P18"/>
      <text:p text:style-name="P18">Anatidae<text:tab/>Cairina<text:tab/><text:tab/>moschata</text:p>
      <text:p text:style-name="P18">Anatidae<text:tab/>Dendrocygna<text:tab/>arborea</text:p>
      <text:p text:style-name="P18">Anatidae<text:tab/>Dendrocygna<text:tab/>bicolor</text:p>
      <text:p text:style-name="P18"/>
      <text:p text:style-name="P18">Order:<text:tab/>FALCONIFORMES</text:p>
      <text:p text:style-name="P18">Family<text:tab/><text:tab/>Genus<text:tab/><text:tab/>Species</text:p>
      <text:p text:style-name="P18"/>
      <text:p text:style-name="P18">Cathartidae<text:tab/>Sarcoramphus<text:tab/>papa</text:p>
      <text:p text:style-name="P18"/>
      <text:p text:style-name="P18">Order:<text:tab/>PHOENICOPTERIFORMES</text:p>
      <text:p text:style-name="P18">Family<text:tab/><text:tab/>Genus<text:tab/><text:tab/>Species</text:p>
      <text:p text:style-name="P18"><text:soft-page-break/></text:p>
      <text:p text:style-name="P18">Phoenicopteridae Phoenicopterus<text:tab/>ruber</text:p>
      <text:p text:style-name="P18"/>
      <text:p text:style-name="P18">Order:<text:tab/>PSITTACIFORMES</text:p>
      <text:p text:style-name="P18">Family<text:tab/><text:tab/>Genus<text:tab/><text:tab/>Species</text:p>
      <text:p text:style-name="P18"/>
      <text:p text:style-name="P18">Psittacidae<text:tab/>Amazona<text:tab/><text:tab/>ochrocephala</text:p>
      <text:p text:style-name="P18">Psittacidae<text:tab/>Arao<text:tab/><text:tab/>manilata</text:p>
      <text:p text:style-name="P18"/>
      <text:p text:style-name="P18">Order:<text:tab/>PASSERIFORMES</text:p>
      <text:p text:style-name="P18">Family<text:tab/><text:tab/>Genus<text:tab/><text:tab/>Species</text:p>
      <text:p text:style-name="P18"/>
      <text:p text:style-name="P18">Cotingidae<text:tab/>Rupicola<text:tab/>rupicola</text:p>
      <text:p text:style-name="P18">Emberizidae<text:tab/>Agelaius<text:tab/>xanthomus</text:p>
      <text:p text:style-name="P18"/>
      <text:p text:style-name="P18">Class:<text:tab/>MAMMALIA</text:p>
      <text:p text:style-name="P18">Order:<text:tab/>CARNIVORA</text:p>
      <text:p text:style-name="P18">Family<text:tab/><text:tab/>Genus<text:tab/><text:tab/>Species</text:p>
      <text:p text:style-name="P18"/>
      <text:p text:style-name="P18">Mustelidae<text:tab/>Eira<text:tab/><text:tab/>barbara</text:p>
      <text:p text:style-name="P18">Mustelidae<text:tab/>Galictis<text:tab/>vittata</text:p>
      <text:p text:style-name="P18">Mustelidae<text:tab/>Lutra<text:tab/><text:tab/>longicaudus (= enudris)</text:p>
      <text:p text:style-name="P18"/>
      <text:p text:style-name="P18">Order:<text:tab/>CHIROPTERA</text:p>
      <text:p text:style-name="P18">Family<text:tab/><text:tab/>Genus<text:tab/><text:tab/>Species</text:p>
      <text:p text:style-name="P18"/>
      <text:p text:style-name="P18">Phyllostomidae<text:tab/>Vampyrum<text:tab/>spectrum</text:p>
      <text:p text:style-name="P18"/>
      <text:p text:style-name="P18">Order:<text:tab/>EDENTATA</text:p>
      <text:p text:style-name="P18">Family<text:tab/><text:tab/>Genus<text:tab/><text:tab/>Species</text:p>
      <text:p text:style-name="P18"/>
      <text:p text:style-name="P18">Myrmecophagidae<text:tab/>Myrmecophaga<text:tab/>tridactyla</text:p>
      <text:p text:style-name="P18">Myrmecophagidae<text:tab/>Tamandua<text:tab/>tetradactyla</text:p>
      <text:p text:style-name="P18"/>
      <text:p text:style-name="P18">Order:<text:tab/>PRIMATES</text:p>
      <text:p text:style-name="P18">Family<text:tab/><text:tab/>Genus<text:tab/><text:tab/>Species</text:p>
      <text:p text:style-name="P18"/>
      <text:p text:style-name="P18">Cebidae<text:tab/><text:tab/>Alouatta<text:tab/>seniculus</text:p>
      <text:p text:style-name="P18">Cebidae<text:tab/><text:tab/>Cebus<text:tab/><text:tab/>albifrons</text:p>
      <text:p text:style-name="P18"/>
      <text:p text:style-name="P18"/>
      <text:p text:style-name="P18"/>
      <text:p text:style-name="P18">APPENDIX</text:p>
      <text:p text:style-name="P18"/>
      <text:p text:style-name="P18">SPECIES RECOMMENDED FOR PRIORITY CONSIDERATION AT THE</text:p>
      <text:p text:style-name="P18">NEXT AVAILABLE OPPORTUNITY</text:p>
      <text:p text:style-name="P18"/>
      <text:p text:style-name="P18">(Annex V of the Report of the Meeting of the Ad Hoc </text:p>
      <text:p text:style-name="P18">Group of Experts for the Development of Annexes </text:p>
      <text:p text:style-name="P18">to the Protocol Concerning Specially Protected Areas </text:p>
      <text:p text:style-name="P18">and Wildlife in the Wider Caribbean Region, </text:p>
      <text:p text:style-name="P18">Martinique, 5-8 November 1990, UNEP(OCA)/CAR WG.4/4.)</text:p>
      <text:p text:style-name="P18"><text:soft-page-break/></text:p>
      <text:p text:style-name="P18">(a) For inclusion in Annex II</text:p>
      <text:p text:style-name="P18"/>
      <text:p text:style-name="P18">Class:<text:tab/>MOLLUSCA</text:p>
      <text:p text:style-name="P18">Order:<text:tab/>MESOGASTROPODA</text:p>
      <text:p text:style-name="P18">Family<text:tab/><text:tab/>Genus<text:tab/><text:tab/>Species</text:p>
      <text:p text:style-name="P18"/>
      <text:p text:style-name="P18">Cassidae<text:tab/>Cassis<text:tab/><text:tab/>flammea</text:p>
      <text:p text:style-name="P18">Cassidae<text:tab/>Cassis<text:tab/><text:tab/>madagascariensis</text:p>
      <text:p text:style-name="P18">Cassidae<text:tab/>Cassis<text:tab/><text:tab/>tuberosa</text:p>
      <text:p text:style-name="P18">Cymatiidae<text:tab/>Charonia<text:tab/>tritonis nobilis</text:p>
      <text:p text:style-name="P18">Strombidae<text:tab/>Strombus<text:tab/>costatus</text:p>
      <text:p text:style-name="P18">Strombidae<text:tab/>Strombus<text:tab/>gallus</text:p>
      <text:p text:style-name="P18">Strombidae<text:tab/>Strombus<text:tab/>paninos</text:p>
      <text:p text:style-name="P18">Strombidae<text:tab/>Strombus<text:tab/>pugilis</text:p>
      <text:p text:style-name="P18"/>
      <text:p text:style-name="P18">Class:<text:tab/>AVES</text:p>
      <text:p text:style-name="P18">Order:<text:tab/>PELECANIFORMES</text:p>
      <text:p text:style-name="P18">Family<text:tab/><text:tab/>Genus<text:tab/><text:tab/>Species</text:p>
      <text:p text:style-name="P18"/>
      <text:p text:style-name="P18">Fregatidae<text:tab/>Fregata<text:tab/><text:tab/>magnificens</text:p>
      <text:p text:style-name="P18">Phaetonidae<text:tab/>Phaeton<text:tab/><text:tab/>aethereus</text:p>
      <text:p text:style-name="P18">Phaetonidae<text:tab/>Phaeton<text:tab/><text:tab/>lepturus</text:p>
      <text:p text:style-name="P18">Sulidae<text:tab/><text:tab/>Sula<text:tab/><text:tab/>dactylatra</text:p>
      <text:p text:style-name="P18">Sulidae<text:tab/><text:tab/>Sula<text:tab/><text:tab/>leucogaster</text:p>
      <text:p text:style-name="P18"/>
      <text:p text:style-name="P18">Order:<text:tab/>CICONIIFORMES</text:p>
      <text:p text:style-name="P18">Family<text:tab/><text:tab/>Genus<text:tab/><text:tab/>Species</text:p>
      <text:p text:style-name="P18"/>
      <text:p text:style-name="P18">Ardeidae<text:tab/>Casmerodius<text:tab/>albus (= Egretta alba)</text:p>
      <text:p text:style-name="P18">Ardeidae<text:tab/>Egretta<text:tab/><text:tab/>caerulea</text:p>
      <text:p text:style-name="P18">Ardeidae<text:tab/>Egretta<text:tab/><text:tab/>tricolor</text:p>
      <text:p text:style-name="P18">Ardeidae<text:tab/>Nycticorax<text:tab/>nycticorax</text:p>
      <text:p text:style-name="P18">Ardeidae<text:tab/>Nycticorax<text:tab/>violaceus</text:p>
      <text:p text:style-name="P18">Threskiornithidae Eudocimus<text:tab/>ruber</text:p>
      <text:p text:style-name="P18">Threskiornithidae Plegadis<text:tab/>falcinellus</text:p>
      <text:p text:style-name="P18"/>
      <text:p text:style-name="P18">Order:<text:tab/>CHARADRIIFORMES</text:p>
      <text:p text:style-name="P18">Family<text:tab/><text:tab/>Genus<text:tab/><text:tab/>Species</text:p>
      <text:p text:style-name="P18"/>
      <text:p text:style-name="P18">Laridae<text:tab/><text:tab/>Anous<text:tab/><text:tab/>stolidus</text:p>
      <text:p text:style-name="P18">Laridae<text:tab/><text:tab/>Sterna<text:tab/><text:tab/>anaethetus</text:p>
      <text:p text:style-name="P18">Laridae<text:tab/><text:tab/>Sterna<text:tab/><text:tab/>elegans</text:p>
      <text:p text:style-name="P18">Laridae<text:tab/><text:tab/>Sterna<text:tab/><text:tab/>fuscata</text:p>
      <text:p text:style-name="P18">Laridae<text:tab/><text:tab/>Sterna<text:tab/><text:tab/>hirundo</text:p>
      <text:p text:style-name="P18">Laridae<text:tab/><text:tab/>Sterna<text:tab/><text:tab/>maxima</text:p>
      <text:p text:style-name="P18">Laridae<text:tab/><text:tab/>Sterna<text:tab/><text:tab/>sandvicensis</text:p>
      <text:p text:style-name="P18"/>
      <text:p text:style-name="P18">Order:<text:tab/>FALCONIFORMES</text:p>
      <text:p text:style-name="P18">Family<text:tab/><text:tab/>Genus<text:tab/><text:tab/>Species</text:p>
      <text:p text:style-name="P18"/>
      <text:p text:style-name="P18">Pandionidae<text:tab/>Pandion<text:tab/><text:tab/>haliaetus</text:p>
      <text:p text:style-name="P18"><text:soft-page-break/></text:p>
      <text:p text:style-name="P18">Order:<text:tab/>GRUIFORMES</text:p>
      <text:p text:style-name="P18">Family<text:tab/><text:tab/>Genus<text:tab/><text:tab/>Species</text:p>
      <text:p text:style-name="P18"/>
      <text:p text:style-name="P18">Rallidae<text:tab/>Gallinula<text:tab/>chloropolus</text:p>
      <text:p text:style-name="P18"/>
      <text:p text:style-name="P18"/>
      <text:p text:style-name="P18">(b) For inclusion in Annex III</text:p>
      <text:p text:style-name="P18"/>
      <text:p text:style-name="P18">FLORA</text:p>
      <text:p text:style-name="P18">Family<text:tab/><text:tab/>Genus<text:tab/><text:tab/>Species</text:p>
      <text:p text:style-name="P18"/>
      <text:p text:style-name="P18">Aizoaceae<text:tab/>Sesuvium<text:tab/>portulacastrum</text:p>
      <text:p text:style-name="P18">Bataceae<text:tab/>Batis<text:tab/><text:tab/>maritima</text:p>
      <text:p text:style-name="P18">Chenopodiaceae<text:tab/>Salicornia<text:tab/>bigelovii</text:p>
      <text:p text:style-name="P18"/>
      <text:p text:style-name="P18">FAUNA</text:p>
      <text:p text:style-name="P18">Class:<text:tab/>AVES</text:p>
      <text:p text:style-name="P18">Order:<text:tab/>FALCONIFORMES</text:p>
      <text:p text:style-name="P18">Family<text:tab/><text:tab/>Genus<text:tab/><text:tab/>Species</text:p>
      <text:p text:style-name="P18"/>
      <text:p text:style-name="P18">Falconidae<text:tab/>Falco<text:tab/><text:tab/>columbarius</text:p>
      <text:p text:style-name="P18"/>
      <text:p text:style-name="P18">Order:<text:tab/>GRUIFORMES</text:p>
      <text:p text:style-name="P18">Family<text:tab/><text:tab/>Genus<text:tab/><text:tab/>Species</text:p>
      <text:p text:style-name="P18"/>
      <text:p text:style-name="P18">Rallidae<text:tab/>Fulica<text:tab/><text:tab/>caribae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an’t figure out the difference of -A and -B?</text:p>
      <text:p text:style-name="P18"/>
      <text:p text:style-name="P21">10.10 <text:s text:c="2"/>Chapter5 Biological Computing in Python 1</text:p>
      <text:p text:style-name="P21">1.something about </text:p>
      <text:p text:style-name="P34">You can configure ipython's environment and behavior by editing the <text:span text:style-name="Source_20_Text">ipython_config.py</text:span> file, which is located in the <text:span text:style-name="Source_20_Text">.ipython</text:span> directory of your <text:span text:style-name="Source_20_Text">home</text:span>. This file does not initially exist, but you can create it by running <text:span text:style-name="Source_20_Text">ipython profile create</text:span> in a bash terminal (try it now). The, edit it; for example, you can</text:p>
      <text:p text:style-name="P32">gedit .ipython/profile_default/ipython_config.py &amp;</text:p>
      <text:p text:style-name="Quotations">And then make the changes you want to the default ipython configuration. For example, If you don't like the blue <text:span text:style-name="Source_20_Text">ipython</text:span> prompt, you can type <text:span text:style-name="Source_20_Text">%colors linux</text:span> (once <text:soft-page-break/>inside the shell). If you want to make this color the default, then edit the <text:span text:style-name="Source_20_Text">ipython_config.py</text:span> — search for "Set the color scheme" option in the file.</text:p>
      <text:p text:style-name="P21">Need to do </text:p>
      <text:p text:style-name="P21"/>
      <text:p text:style-name="P22"><text:span text:style-name="T10">2.</text:span>In python, the type of a variable is determined when the program or command is running (dynamic typing) (like <text:span text:style-name="Source_20_Text">R</text:span>, unlike <text:span text:style-name="Source_20_Text">C</text:span> or <text:span text:style-name="Source_20_Text">FORTRAN</text:span>). This is convenient, but can make programs slow. More on efficient computing later.</text:p>
      <text:p text:style-name="P22"/>
      <text:p text:style-name="P23">What does dynamic typing meas?</text:p>
      <text:p text:style-name="P23"/>
      <text:p text:style-name="P24"><text:span text:style-name="T11">3.</text:span>FoodWeb[0] = ("bbb","ccc") <text:s text:c="2"/></text:p>
      <text:p text:style-name="P31">FoodWeb[0]</text:p>
      <text:p text:style-name="P31">('bbb', 'ccc')</text:p>
      <text:p text:style-name="P25">In [47] and In[48]</text:p>
      <text:p text:style-name="P25">does it really work?why? Immutable???</text:p>
      <text:p text:style-name="P25"/>
      <text:p text:style-name="P26"><text:span text:style-name="T12">4.</text:span>a = (1, 2, []) </text:p>
      <text:p text:style-name="P31">a</text:p>
      <text:p text:style-name="P31">(1, 2, [])</text:p>
      <text:p text:style-name="Preformatted_20_Text">a[2].append(1000)</text:p>
      <text:p text:style-name="P31">a</text:p>
      <text:p text:style-name="P31">(1, 2, [1000])</text:p>
      <text:p text:style-name="P27">In[87] and [88]</text:p>
      <text:p text:style-name="P27">reason is that [] means list, and list is mutable???</text:p>
      <text:p text:style-name="P27"/>
      <text:p text:style-name="P27">5.<text:span text:style-name="T13">name conventions</text:span></text:p>
      <text:p text:style-name="P28">_internal_global_variable (for use inside module only)</text:p>
      <text:p text:style-name="P28">a_variable</text:p>
      <text:p text:style-name="P28">SOME_CONSTANT</text:p>
      <text:p text:style-name="P28">a_function</text:p>
      <text:p text:style-name="P28"/>
      <text:p text:style-name="P29">how to use them?</text:p>
      <text:p text:style-name="P29"/>
      <text:p text:style-name="P29">6.%cpaste</text:p>
      <text:p text:style-name="P29"/>
      <text:p text:style-name="P29">how to use it?</text:p>
      <text:p text:style-name="P29"/>
      <text:p text:style-name="P29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47:03.970500450</meta:creation-date>
    <dc:date>2018-10-10T21:47:37.415710697</dc:date>
    <meta:editing-duration>PT1H9M58S</meta:editing-duration>
    <meta:editing-cycles>1</meta:editing-cycles>
    <meta:document-statistic meta:table-count="1" meta:image-count="0" meta:object-count="0" meta:page-count="15" meta:paragraph-count="571" meta:word-count="2067" meta:character-count="17252" meta:non-whitespace-character-count="15403"/>
    <meta:generator>LibreOffice/5.1.6.2$Linux_X86_64 LibreOffice_project/10m0$Build-2</meta:generator>
  </office:meta>
</office:document-meta>
</file>